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Test Number</text:p>
          </table:table-cell>
          <table:table-cell table:style-name="Default" office:value-type="string">
            <text:p>Date</text:p>
          </table:table-cell>
          <table:table-cell office:value-type="string">
            <text:p>Sample Size</text:p>
          </table:table-cell>
          <table:table-cell office:value-type="string">
            <text:p>Plot Location</text:p>
          </table:table-cell>
          <table:table-cell office:value-type="string">
            <text:p>Data Loc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4-03-13">
            <text:p>13/03/14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14-03-14">
            <text:p>14/03/14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4-03-13">
            <text:p>13/03/14</text:p>
          </table:table-cell>
          <table:table-cell office:value-type="float" office:value="500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3-14T07:35:08</meta:creation-date>
    <dc:date>2014-03-14T16:14:41</dc:date>
    <dc:creator>James </dc:creator>
    <meta:editing-duration>PT8H24M23S</meta:editing-duration>
    <meta:editing-cycles>1</meta:editing-cycles>
    <meta:document-statistic meta:table-count="1" meta:cell-count="14" meta:object-count="0"/>
    <meta:generator>LibreOffice/4.0.2.2$Linux_X86_64 LibreOffice_project/400m0$Build-2</meta:generator>
  </office:meta>
</office:document-meta>
</file>